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2274" officeooo:paragraph-rsid="00052274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 Test Title</text:p>
      <text:h text:style-name="Heading_20_1" text:outline-level="1">Header 1</text:h>
      <text:p text:style-name="P1"/>
      <text:h text:style-name="P2" text:outline-level="1">Header</text:h>
      <text:p text:style-name="P1">Another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edikt Kleinmeier</meta:initial-creator>
    <meta:creation-date>2020-06-05T21:31:06.263605128</meta:creation-date>
    <dc:date>2020-06-05T21:32:48.524538612</dc:date>
    <dc:creator>Benedikt Kleinmeier</dc:creator>
    <meta:editing-duration>PT17S</meta:editing-duration>
    <meta:editing-cycles>1</meta:editing-cycles>
    <meta:document-statistic meta:table-count="0" meta:image-count="0" meta:object-count="0" meta:page-count="2" meta:paragraph-count="4" meta:word-count="8" meta:character-count="44" meta:non-whitespace-character-count="40"/>
    <meta:generator>LibreOffice/6.0.7.3$Linux_X86_64 LibreOffice_project/00m0$Build-3</meta:generator>
  </office:meta>
</office:document-meta>
</file>